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/>
    </style:style>
    <style:style style:name="P2" style:family="paragraph">
      <style:paragraph-properties fo:margin-left="0cm" fo:margin-right="0cm" fo:text-indent="0cm"/>
      <style:text-properties fo:color="#ffffff" style:font-name="Arial Black" fo:font-size="60pt" fo:font-weight="bold"/>
    </style:style>
    <style:style style:name="P3" style:family="paragraph">
      <style:paragraph-properties fo:margin-left="0.6cm" fo:margin-right="0cm" fo:text-indent="0cm"/>
    </style:style>
    <style:style style:name="T1" style:family="text">
      <style:text-properties fo:color="#ffffff" style:font-name="Arial Black" fo:font-size="60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O Pani ufność nasza,</text:span><text:span text:style-name="T1"><text:line-break/></text:span><text:span text:style-name="T1">W modlitwy</text:span><text:span text:style-name="T1"><text:line-break/></text:span><text:span text:style-name="T1">Twej obronie.</text:span><text:span text:style-name="T1"><text:line-break/></text:span><text:span text:style-name="T1">Chroń nas, chroń nas,</text:span><text:span text:style-name="T1"><text:line-break/></text:span><text:span text:style-name="T1">Królowo pokoj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 Black" svg:font-family="'Arial Black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Arial Unicode MS" style:font-size-asian="24pt" style:language-asian="none" style:country-asian="none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 Unicode MS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 Unicode MS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Arial Unicode MS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6-06-06T17:03:40</meta:creation-date>
    <dc:date>2014-05-16T23:14:41.311000000</dc:date>
    <dc:language>pl-PL</dc:language>
    <meta:editing-cycles>5</meta:editing-cycles>
    <meta:editing-duration>PT1M5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